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38.92pt" svg:height="600.07pt" svg:x="270.03pt" svg:y="27.86pt">
            <draw:object draw:notify-on-update-of-ranges="Sheet1.B1:Sheet1.B1 Sheet1.B2:Sheet1.B13 Sheet1.C1:Sheet1.C1 Sheet1.C2:Sheet1.C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ynaban (g)</text:p>
          </table:table-cell>
          <table:table-cell office:value-type="string" calcext:value-type="string">
            <text:p>Dynaban (g) (corection)</text:p>
          </table:table-cell>
          <table:table-cell office:value-type="string" calcext:value-type="string">
            <text:p>Balance (g)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 [.A2]*2*18.5/19.5" office:value-type="float" office:value="77.7948717948718" calcext:value-type="float">
            <text:p>77.79487179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 [.A3]*2*18.5/19.5" office:value-type="float" office:value="98.6666666666667" calcext:value-type="float">
            <text:p>98.6666666667</text:p>
          </table:table-cell>
          <table:table-cell office:value-type="float" office:value="28.4" calcext:value-type="float">
            <text:p>28.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 [.A4]*2*18.5/19.5" office:value-type="float" office:value="155.589743589744" calcext:value-type="float">
            <text:p>155.5897435897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 [.A5]*2*18.5/19.5" office:value-type="float" office:value="168.871794871795" calcext:value-type="float">
            <text:p>168.8717948718</text:p>
          </table:table-cell>
          <table:table-cell office:value-type="float" office:value="150.2" calcext:value-type="float">
            <text:p>150.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 [.A6]*2*18.5/19.5" office:value-type="float" office:value="204.923076923077" calcext:value-type="float">
            <text:p>204.9230769231</text:p>
          </table:table-cell>
          <table:table-cell office:value-type="float" office:value="188.8" calcext:value-type="float">
            <text:p>188.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 [.A7]*2*18.5/19.5" office:value-type="float" office:value="225.794871794872" calcext:value-type="float">
            <text:p>225.7948717949</text:p>
          </table:table-cell>
          <table:table-cell office:value-type="float" office:value="238.6" calcext:value-type="float">
            <text:p>238.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 [.A8]*2*18.5/19.5" office:value-type="float" office:value="237.179487179487" calcext:value-type="float">
            <text:p>237.1794871795</text:p>
          </table:table-cell>
          <table:table-cell office:value-type="float" office:value="245.1" calcext:value-type="float">
            <text:p>245.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 [.A9]*2*18.5/19.5" office:value-type="float" office:value="267.538461538462" calcext:value-type="float">
            <text:p>267.5384615385</text:p>
          </table:table-cell>
          <table:table-cell office:value-type="float" office:value="291.8" calcext:value-type="float">
            <text:p>291.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 [.A10]*2*18.5/19.5" office:value-type="float" office:value="303.589743589744" calcext:value-type="float">
            <text:p>303.5897435897</text:p>
          </table:table-cell>
          <table:table-cell office:value-type="float" office:value="349.9" calcext:value-type="float">
            <text:p>349.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 [.A11]*2*18.5/19.5" office:value-type="float" office:value="328.25641025641" calcext:value-type="float">
            <text:p>328.2564102564</text:p>
          </table:table-cell>
          <table:table-cell office:value-type="float" office:value="407.9" calcext:value-type="float">
            <text:p>407.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 [.A12]*2*18.5/19.5" office:value-type="float" office:value="383.282051282051" calcext:value-type="float">
            <text:p>383.2820512821</text:p>
          </table:table-cell>
          <table:table-cell office:value-type="float" office:value="464.1" calcext:value-type="float">
            <text:p>464.1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 [.A13]*2*18.5/19.5" office:value-type="float" office:value="698.25641025641" calcext:value-type="float">
            <text:p>698.2564102564</text:p>
          </table:table-cell>
          <table:table-cell office:value-type="float" office:value="907" calcext:value-type="float">
            <text:p>9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5T18:07:07.499219566</meta:creation-date>
    <dc:date>2015-11-25T19:05:51.274783550</dc:date>
    <meta:editing-duration>PT43M33S</meta:editing-duration>
    <meta:editing-cycles>3</meta:editing-cycles>
    <meta:generator>LibreOffice/4.4.2.2$Linux_X86_64 LibreOffice_project/40m0$Build-2</meta:generator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124cm" svg:height="21.17cm" xlink:href=".." xlink:type="simple" chart:class="chart:scatter" chart:style-name="ch1">
        <chart:title svg:x="13.224cm" svg:y="0.559cm" chart:style-name="ch2">
          <text:p>Torque measure vs actual weight</text:p>
        </chart:title>
        <chart:legend chart:legend-position="end" svg:x="28.79cm" svg:y="10.037cm" style:legend-expansion="high" chart:style-name="ch3"/>
        <chart:plot-area chart:style-name="ch4" table:cell-range-address="Sheet1.B1:Sheet1.C13" chart:data-source-has-labels="row" svg:x="1.673cm" svg:y="1.787cm" svg:width="26.455cm" svg:height="17.979cm">
          <chartooo:coordinate-region svg:x="2.48cm" svg:y="1.986cm" svg:width="25.183cm" svg:height="17.133cm"/>
          <chart:axis chart:dimension="x" chart:name="primary-x" chart:style-name="ch5">
            <chart:title svg:x="11.655cm" svg:y="20.189cm" chart:style-name="ch6">
              <text:p>Deduced weight through torque measure (g)</text:p>
            </chart:title>
          </chart:axis>
          <chart:axis chart:dimension="y" chart:name="primary-y" chart:style-name="ch5">
            <chart:title svg:x="0.864cm" svg:y="12.036cm" chart:style-name="ch7">
              <text:p>Actual weight (g)</text:p>
            </chart:title>
            <chart:grid chart:style-name="ch8" chart:class="major"/>
          </chart:axis>
          <chart:series chart:style-name="ch9" chart:values-cell-range-address="Sheet1.C2:Sheet1.C13" chart:label-cell-address="Sheet1.C1:Sheet1.C1" chart:class="chart:scatter">
            <chart:domain table:cell-range-address="Sheet1.B2:Sheet1.B13"/>
            <chart:regression-curve chart:style-name="ch10">
              <chart:equation chart:display-equation="true" chart:display-r-square="true"/>
            </chart:regression-curve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Balance (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.7948717948718">
                <text:p>77.7948717948718</text:p>
                <draw:g>
                  <svg:desc>Sheet1.B2:Sheet1.B13</svg:desc>
                </draw:g>
              </table:table-cell>
              <table:table-cell office:value-type="float" office:value="0">
                <text:p>0</text:p>
                <draw:g>
                  <svg:desc>Sheet1.C2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5.589743589744">
                <text:p>155.58974358974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8.871794871795">
                <text:p>168.871794871795</text:p>
              </table:table-cell>
              <table:table-cell office:value-type="float" office:value="150.2">
                <text:p>15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4.923076923077">
                <text:p>204.923076923077</text:p>
              </table:table-cell>
              <table:table-cell office:value-type="float" office:value="188.8">
                <text:p>18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.794871794872">
                <text:p>225.794871794872</text:p>
              </table:table-cell>
              <table:table-cell office:value-type="float" office:value="238.6">
                <text:p>238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7.179487179487">
                <text:p>237.179487179487</text:p>
              </table:table-cell>
              <table:table-cell office:value-type="float" office:value="245.1">
                <text:p>24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.538461538462">
                <text:p>267.538461538462</text:p>
              </table:table-cell>
              <table:table-cell office:value-type="float" office:value="291.8">
                <text:p>291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.589743589744">
                <text:p>303.589743589744</text:p>
              </table:table-cell>
              <table:table-cell office:value-type="float" office:value="349.9">
                <text:p>349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8.25641025641">
                <text:p>328.25641025641</text:p>
              </table:table-cell>
              <table:table-cell office:value-type="float" office:value="407.9">
                <text:p>407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3.282051282051">
                <text:p>383.282051282051</text:p>
              </table:table-cell>
              <table:table-cell office:value-type="float" office:value="464.1">
                <text:p>46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8.25641025641">
                <text:p>698.25641025641</text:p>
              </table:table-cell>
              <table:table-cell office:value-type="float" office:value="907">
                <text:p>9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